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officeooo:rsid="0001251c" officeooo:paragraph-rsid="0001251c"/>
    </style:style>
    <style:style style:name="P2" style:family="paragraph" style:parent-style-name="Standard">
      <style:text-properties officeooo:rsid="0001251c" officeooo:paragraph-rsid="00042b49"/>
    </style:style>
    <style:style style:name="P3" style:family="paragraph" style:parent-style-name="Standard">
      <style:text-properties officeooo:rsid="00045a72" officeooo:paragraph-rsid="00045a72"/>
    </style:style>
    <style:style style:name="T1" style:family="text">
      <style:text-properties style:font-name="TimesNewRomanPSMT"/>
    </style:style>
    <style:style style:name="T2" style:family="text">
      <style:text-properties fo:color="#2a6099" loext:opacity="100%" style:font-name="TimesNewRomanPSMT" fo:font-size="11pt" fo:font-style="normal" fo:font-weight="normal" style:font-size-asian="11pt" style:font-style-asian="normal" style:font-weight-asian="normal"/>
    </style:style>
    <style:style style:name="T3" style:family="text">
      <style:text-properties fo:color="#2a6099" loext:opacity="100%" style:font-name="TimesNewRomanPSMT" fo:font-size="11pt" fo:font-style="normal" fo:font-weight="normal" officeooo:rsid="00026cd8" style:font-size-asian="11pt" style:font-style-asian="normal" style:font-weight-asian="normal"/>
    </style:style>
    <style:style style:name="T4" style:family="text">
      <style:text-properties fo:color="#2a6099" loext:opacity="100%" style:font-name="TimesNewRomanPSMT" fo:font-size="11pt" fo:font-style="normal" fo:font-weight="normal" officeooo:rsid="0002fa56" style:font-size-asian="11pt" style:font-style-asian="normal" style:font-weight-asian="normal"/>
    </style:style>
    <style:style style:name="T5" style:family="text">
      <style:text-properties fo:color="#2a6099" loext:opacity="100%" style:font-name="TimesNewRomanPSMT" fo:font-size="11pt" fo:font-style="normal" fo:font-weight="normal" officeooo:rsid="00042b49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terial Fluctuations in double emulsions</text:p>
      <text:p text:style-name="P1">MITI report Feb, 2022</text:p>
      <text:p text:style-name="P1"/>
      <text:p text:style-name="P2"><text:span text:style-name="T2">Original non-equilibrium phenomena arise in active matter in the presence of confinement.</text:span><text:span text:style-name="T3"> </text:span><text:span text:style-name="T4">Double emulsions</text:span><text:span text:style-name="T3"> have </text:span><text:span text:style-name="T4">gained significant popularity in many industries, yet how they interact with active matter remain</text:span><text:span text:style-name="T5">s</text:span><text:span text:style-name="T4"> poorly understood. </text:span><text:span text:style-name="T3">In this project, we aim to investigate a confinement geometry presented by double emulsions. </text:span></text:p>
      <text:p text:style-name="P2"><text:span text:style-name="T3"/></text:p>
      <text:p text:style-name="P2"><text:span text:style-name="T3"/></text:p>
      <text:p text:style-name="P3"><text:span text:style-name="T3">P</text:span><text:span text:style-name="T2">rogress – I) </text:span><text:span text:style-name="T3">W</text:span><text:span text:style-name="T5">ell controlled experimental system, and robust characterization techniques. </text:span><text:span text:style-name="T2">ii) Collaboration with theorists</text:span></text:p>
      <text:p text:style-name="P3"><text:span text:style-name="T2"/></text:p>
      <text:p text:style-name="P3"><text:span text:style-name="T2">New challenges -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0:04:38.738000000</meta:creation-date>
    <dc:date>2022-01-27T11:17:41.977000000</dc:date>
    <meta:editing-duration>PT12M40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5" meta:word-count="71" meta:character-count="526" meta:non-whitespace-character-count="457"/>
  </office:meta>
</office:document-meta>
</file>